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46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0.4618in"/>
    </style:style>
    <style:style style:name="co5" style:family="table-column">
      <style:table-column-properties fo:break-before="auto" style:column-width="0.5307in"/>
    </style:style>
    <style:style style:name="co6" style:family="table-column">
      <style:table-column-properties fo:break-before="auto" style:column-width="0.6091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7193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2.9189in"/>
    </style:style>
    <style:style style:name="co11" style:family="table-column">
      <style:table-column-properties fo:break-before="auto" style:column-width="2.8965in"/>
    </style:style>
    <style:style style:name="co12" style:family="table-column">
      <style:table-column-properties fo:break-before="auto" style:column-width="1.722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673in"/>
    </style:style>
    <style:style style:name="co15" style:family="table-column">
      <style:table-column-properties fo:break-before="auto" style:column-width="1.0445in"/>
    </style:style>
    <style:style style:name="co16" style:family="table-column">
      <style:table-column-properties fo:break-before="auto" style:column-width="0.7689in"/>
    </style:style>
    <style:style style:name="co17" style:family="table-column">
      <style:table-column-properties fo:break-before="auto" style:column-width="0.6992in"/>
    </style:style>
    <style:style style:name="co18" style:family="table-column">
      <style:table-column-properties fo:break-before="auto" style:column-width="1.7252in"/>
    </style:style>
    <style:style style:name="co19" style:family="table-column">
      <style:table-column-properties fo:break-before="auto" style:column-width="1.6902in"/>
    </style:style>
    <style:style style:name="co20" style:family="table-column">
      <style:table-column-properties fo:break-before="auto" style:column-width="5.7in"/>
    </style:style>
    <style:style style:name="co21" style:family="table-column">
      <style:table-column-properties fo:break-before="auto" style:column-width="0.9165in"/>
    </style:style>
    <style:style style:name="co22" style:family="table-column">
      <style:table-column-properties fo:break-before="auto" style:column-width="1.2772in"/>
    </style:style>
    <style:style style:name="co23" style:family="table-column">
      <style:table-column-properties fo:break-before="auto" style:column-width="1.272in"/>
    </style:style>
    <style:style style:name="co24" style:family="table-column">
      <style:table-column-properties fo:break-before="auto" style:column-width="0.9465in"/>
    </style:style>
    <style:style style:name="co25" style:family="table-column">
      <style:table-column-properties fo:break-before="auto" style:column-width="1.7846in"/>
    </style:style>
    <style:style style:name="co26" style:family="table-column">
      <style:table-column-properties fo:break-before="auto" style:column-width="1.5035in"/>
    </style:style>
    <style:style style:name="co27" style:family="table-column">
      <style:table-column-properties fo:break-before="auto" style:column-width="6.2217in"/>
    </style:style>
    <style:style style:name="co28" style:family="table-column">
      <style:table-column-properties fo:break-before="auto" style:column-width="0.5583in"/>
    </style:style>
    <style:style style:name="co29" style:family="table-column">
      <style:table-column-properties fo:break-before="auto" style:column-width="0.5984in"/>
    </style:style>
    <style:style style:name="co30" style:family="table-column">
      <style:table-column-properties fo:break-before="auto" style:column-width="0.6398in"/>
    </style:style>
    <style:style style:name="co31" style:family="table-column">
      <style:table-column-properties fo:break-before="auto" style:column-width="1.1728in"/>
    </style:style>
    <style:style style:name="co32" style:family="table-column">
      <style:table-column-properties fo:break-before="auto" style:column-width="1.3953in"/>
    </style:style>
    <style:style style:name="co33" style:family="table-column">
      <style:table-column-properties fo:break-before="auto" style:column-width="10.1772in"/>
    </style:style>
    <style:style style:name="co34" style:family="table-column">
      <style:table-column-properties fo:break-before="auto" style:column-width="1.5425in"/>
    </style:style>
    <style:style style:name="ro1" style:family="table-row">
      <style:table-row-properties style:row-height="0.3161in" fo:break-before="auto" style:use-optimal-row-height="fals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DejaVu Sans" style:font-name-complex="DejaVu Sans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text-line-through-style="solid"/>
    </style:style>
    <style:style style:name="ce8" style:family="table-cell" style:parent-style-name="Default">
      <style:text-properties style:text-line-through-style="solid"/>
    </style:style>
  </office:automatic-styles>
  <office:body>
    <office:spreadsheet>
      <table:table table:name="Stoc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5" office:value-type="string">
            <text:p>Supplier</text:p>
          </table:table-cell>
          <table:table-cell table:style-name="ce1" office:value-type="string">
            <text:p>Q-jio</text:p>
          </table:table-cell>
          <table:table-cell table:style-name="ce1" office:value-type="string">
            <text:p>Q-mtr</text:p>
          </table:table-cell>
          <table:table-cell table:style-name="ce1" office:value-type="string">
            <text:p>Q-pwm</text:p>
          </table:table-cell>
          <table:table-cell table:style-name="ce1" office:value-type="string">
            <text:p>Q-pwr</text:p>
          </table:table-cell>
          <table:table-cell table:style-name="ce1" office:value-type="string">
            <text:p>Stock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Order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otes</text:p>
          </table:table-cell>
          <table:table-cell table:style-name="ce5"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41050">
            <text:p>3041050</text:p>
          </table:table-cell>
          <table:table-cell office:value-type="string">
            <text:p>Farnell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85">
            <text:p>685</text:p>
          </table:table-cell>
          <table:table-cell table:formula="of:=([.D2]+[.E2]+[.F2]+[.G2])*[.$C$68]" office:value-type="float" office:value="420">
            <text:p>420</text:p>
          </table:table-cell>
          <table:table-cell table:formula="of:=IF([.I2]&gt;[.H2]; [.I2]-[.H2];0)" office:value-type="float" office:value="0">
            <text:p>0</text:p>
          </table:table-cell>
          <table:table-cell office:value-type="string">
            <text:p>Green cage clamps 10s</text:p>
          </table:table-cell>
          <table:table-cell office:value-type="string">
            <text:p>each box contains 100 pieces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float" office:value="3105295">
            <text:p>3105295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33">
            <text:p>133</text:p>
          </table:table-cell>
          <table:table-cell table:formula="of:=([.D3]+[.E3]+[.F3]+[.G3])*[.$C$68]" office:value-type="float" office:value="140">
            <text:p>140</text:p>
          </table:table-cell>
          <table:table-cell table:formula="of:=IF([.I3]&gt;[.H3]; [.I3]-[.H3];0)" office:value-type="float" office:value="7">
            <text:p>7</text:p>
          </table:table-cell>
          <table:table-cell office:value-type="string">
            <text:p>Green cage clamps end cover</text:p>
          </table:table-cell>
          <table:table-cell office:value-type="string">
            <text:p>each box contains 50, most do not though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0433">
            <text:p>15043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([.D4]+[.E4]+[.F4]+[.G4])*[.$C$68]" office:value-type="float" office:value="0">
            <text:p>0</text:p>
          </table:table-cell>
          <table:table-cell table:formula="of:=IF([.I4]&gt;[.H4]; [.I4]-[.H4];0)" office:value-type="float" office:value="0">
            <text:p>0</text:p>
          </table:table-cell>
          <table:table-cell office:value-type="string">
            <text:p>Ribbon cable, 8-way</text:p>
          </table:table-cell>
          <table:table-cell office:value-type="string">
            <text:p>single piece, 50m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17236">
            <text:p>1117236</text:p>
          </table:table-cell>
          <table:table-cell office:value-type="string">
            <text:p>Farnell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00">
            <text:p>1000</text:p>
          </table:table-cell>
          <table:table-cell table:formula="of:=([.D5]+[.E5]+[.F5]+[.G5])*[.$C$68]" office:value-type="float" office:value="660">
            <text:p>660</text:p>
          </table:table-cell>
          <table:table-cell table:formula="of:=IF([.I5]&gt;[.H5]; [.I5]-[.H5];0)" office:value-type="float" office:value="0">
            <text:p>0</text:p>
          </table:table-cell>
          <table:table-cell office:value-type="string">
            <text:p>100k resistor reel</text:p>
          </table:table-cell>
          <table:table-cell office:value-type="string">
            <text:p>reel of 100k resistors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17234">
            <text:p>1117234</text:p>
          </table:table-cell>
          <table:table-cell office:value-type="string">
            <text:p>Farnell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formula="of:=([.D6]+[.E6]+[.F6]+[.G6])*[.$C$68]" office:value-type="float" office:value="1360">
            <text:p>1360</text:p>
          </table:table-cell>
          <table:table-cell table:formula="of:=IF([.I6]&gt;[.H6]; [.I6]-[.H6];0)" office:value-type="float" office:value="360">
            <text:p>360</text:p>
          </table:table-cell>
          <table:table-cell office:value-type="string">
            <text:p>1k resistor reel</text:p>
          </table:table-cell>
          <table:table-cell office:value-type="string">
            <text:p>reel of 1k resistors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7]+[.E7]+[.F7]+[.G7])*[.$C$68]" office:value-type="float" office:value="20">
            <text:p>20</text:p>
          </table:table-cell>
          <table:table-cell table:formula="of:=IF([.I7]&gt;[.H7]; [.I7]-[.H7];0)" office:value-type="float" office:value="0">
            <text:p>0</text:p>
          </table:table-cell>
          <table:table-cell office:value-type="string">
            <text:p>3-Header right angle 3way Female</text:p>
          </table:table-cell>
          <table:table-cell office:value-type="string">
            <text:p>green push connectors, 3 way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  <table:table-cell table:formula="of:=([.D8]+[.E8]+[.F8]+[.G8])*[.$C$68]" office:value-type="float" office:value="200">
            <text:p>200</text:p>
          </table:table-cell>
          <table:table-cell table:formula="of:=IF([.I8]&gt;[.H8]; [.I8]-[.H8];0)" office:value-type="float" office:value="0">
            <text:p>0</text:p>
          </table:table-cell>
          <table:table-cell office:value-type="string">
            <text:p>2-Header right angle 2way Female</text:p>
          </table:table-cell>
          <table:table-cell office:value-type="string">
            <text:p>green push connector 2 way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9]+[.E9]+[.F9]+[.G9])*[.$C$68]" office:value-type="float" office:value="80">
            <text:p>80</text:p>
          </table:table-cell>
          <table:table-cell table:formula="of:=IF([.I9]&gt;[.H9]; [.I9]-[.H9];0)" office:value-type="float" office:value="0">
            <text:p>0</text:p>
          </table:table-cell>
          <table:table-cell office:value-type="string">
            <text:p>Data Selector/Mux SMD</text:p>
          </table:table-cell>
          <table:table-cell office:value-type="string">
            <text:p>74153 HC153 </text:p>
          </table:table-cell>
          <table:table-cell table:number-columns-repeated="10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10]+[.E10]+[.F10]+[.G10])*[.$C$68]" office:value-type="float" office:value="80">
            <text:p>80</text:p>
          </table:table-cell>
          <table:table-cell table:formula="of:=IF([.I10]&gt;[.H10]; [.I10]-[.H10];0)" office:value-type="float" office:value="0">
            <text:p>0</text:p>
          </table:table-cell>
          <table:table-cell office:value-type="string">
            <text:p>MOSFET P SO8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1]+[.E11]+[.F11]+[.G11])*[.$C$68]" office:value-type="float" office:value="60">
            <text:p>60</text:p>
          </table:table-cell>
          <table:table-cell table:formula="of:=IF([.I11]&gt;[.H11]; [.I11]-[.H11];0)" office:value-type="float" office:value="0">
            <text:p>0</text:p>
          </table:table-cell>
          <table:table-cell office:value-type="string">
            <text:p>MOSFET P SO8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40">
            <text:p>740</text:p>
          </table:table-cell>
          <table:table-cell table:formula="of:=([.D12]+[.E12]+[.F12]+[.G12])*[.$C$68]" office:value-type="float" office:value="760">
            <text:p>760</text:p>
          </table:table-cell>
          <table:table-cell table:formula="of:=IF([.I12]&gt;[.H12]; [.I12]-[.H12];0)" office:value-type="float" office:value="20">
            <text:p>20</text:p>
          </table:table-cell>
          <table:table-cell office:value-type="string">
            <text:p>RED LED</text:p>
          </table:table-cell>
          <table:table-cell table:style-name="ce2" office:value-type="float" office:value="603">
            <text:p>603</text:p>
          </table:table-cell>
          <table:table-cell table:number-columns-repeated="101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???????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table:formula="of:=([.D13]+[.E13]+[.F13]+[.G13])*[.$C$68]" office:value-type="float" office:value="80">
            <text:p>80</text:p>
          </table:table-cell>
          <table:table-cell table:formula="of:=IF([.I13]&gt;[.H13]; [.I13]-[.H13];0)" office:value-type="float" office:value="3">
            <text:p>3</text:p>
          </table:table-cell>
          <table:table-cell office:value-type="string">
            <text:p>Resistor R04</text:p>
          </table:table-cell>
          <table:table-cell office:value-type="string">
            <text:p>Fat resistor for current sense purposes 3W</text:p>
          </table:table-cell>
          <table:table-cell table:number-columns-repeated="10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4]+[.E14]+[.F14]+[.G14])*[.$C$68]" office:value-type="float" office:value="60">
            <text:p>60</text:p>
          </table:table-cell>
          <table:table-cell table:formula="of:=IF([.I14]&gt;[.H14]; [.I14]-[.H14];0)" office:value-type="float" office:value="0">
            <text:p>0</text:p>
          </table:table-cell>
          <table:table-cell office:value-type="string">
            <text:p>International Rectifier Diode Schottky 3A 40V</text:p>
          </table:table-cell>
          <table:table-cell office:value-type="string">
            <text:p>Power board rectifier</text:p>
          </table:table-cell>
          <table:table-cell table:number-columns-repeated="10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formula="of:=([.D15]+[.E15]+[.F15]+[.G15])*[.$C$68]" office:value-type="float" office:value="60">
            <text:p>60</text:p>
          </table:table-cell>
          <table:table-cell table:formula="of:=IF([.I15]&gt;[.H15]; [.I15]-[.H15];0)" office:value-type="float" office:value="0">
            <text:p>0</text:p>
          </table:table-cell>
          <table:table-cell office:value-type="string">
            <text:p>Capacitor 220uF 10V</text:p>
          </table:table-cell>
          <table:table-cell office:value-type="string">
            <text:p>Shiny silver canisters with insulation</text:p>
          </table:table-cell>
          <table:table-cell table:number-columns-repeated="10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16]+[.E16]+[.F16]+[.G16])*[.$C$68]" office:value-type="float" office:value="20">
            <text:p>20</text:p>
          </table:table-cell>
          <table:table-cell table:formula="of:=IF([.I16]&gt;[.H16]; [.I16]-[.H16];0)" office:value-type="float" office:value="0">
            <text:p>0</text:p>
          </table:table-cell>
          <table:table-cell office:value-type="string">
            <text:p>Low Voltage 2.1mm power socket</text:p>
          </table:table-cell>
          <table:table-cell office:value-type="string">
            <text:p>Power socket for PCB -&gt; Battery charger</text:p>
          </table:table-cell>
          <table:table-cell table:number-columns-repeated="10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table:formula="of:=([.D17]+[.E17]+[.F17]+[.G17])*[.$C$68]" office:value-type="float" office:value="40">
            <text:p>40</text:p>
          </table:table-cell>
          <table:table-cell table:formula="of:=IF([.I17]&gt;[.H17]; [.I17]-[.H17];0)" office:value-type="float" office:value="0">
            <text:p>0</text:p>
          </table:table-cell>
          <table:table-cell office:value-type="string">
            <text:p>Capacitor 10uF 63V</text:p>
          </table:table-cell>
          <table:table-cell office:value-type="string">
            <text:p>cylinder capacitor, blue </text:p>
          </table:table-cell>
          <table:table-cell table:number-columns-repeated="10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formula="of:=([.D18]+[.E18]+[.F18]+[.G18])*[.$C$68]" office:value-type="float" office:value="60">
            <text:p>60</text:p>
          </table:table-cell>
          <table:table-cell table:formula="of:=IF([.I18]&gt;[.H18]; [.I18]-[.H18];0)" office:value-type="float" office:value="0">
            <text:p>0</text:p>
          </table:table-cell>
          <table:table-cell office:value-type="string">
            <text:p>Capacitor reel, 68UF 16V</text:p>
          </table:table-cell>
          <table:table-cell office:value-type="string">
            <text:p>silver </text:p>
          </table:table-cell>
          <table:table-cell table:number-columns-repeated="10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formula="of:=([.D19]+[.E19]+[.F19]+[.G19])*[.$C$68]" office:value-type="float" office:value="60">
            <text:p>60</text:p>
          </table:table-cell>
          <table:table-cell table:formula="of:=IF([.I19]&gt;[.H19]; [.I19]-[.H19];0)" office:value-type="float" office:value="0">
            <text:p>0</text:p>
          </table:table-cell>
          <table:table-cell office:value-type="string">
            <text:p>Inductor reel, 18uH 3.8A</text:p>
          </table:table-cell>
          <table:table-cell office:value-type="string">
            <text:p>big black bag</text:p>
          </table:table-cell>
          <table:table-cell table:number-columns-repeated="10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20]+[.E20]+[.F20]+[.G20])*[.$C$68]" office:value-type="float" office:value="20">
            <text:p>20</text:p>
          </table:table-cell>
          <table:table-cell table:formula="of:=IF([.I20]&gt;[.H20]; [.I20]-[.H20];0)" office:value-type="float" office:value="0">
            <text:p>0</text:p>
          </table:table-cell>
          <table:table-cell office:value-type="string">
            <text:p>Fuse holder PCB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23187">
            <text:p>112318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21]+[.E21]+[.F21]+[.G21])*[.$C$68]" office:value-type="float" office:value="20">
            <text:p>20</text:p>
          </table:table-cell>
          <table:table-cell table:formula="of:=IF([.I21]&gt;[.H21]; [.I21]-[.H21];0)" office:value-type="float" office:value="0">
            <text:p>0</text:p>
          </table:table-cell>
          <table:table-cell office:value-type="string">
            <text:p>Fuse </text:p>
          </table:table-cell>
          <table:table-cell office:value-type="string">
            <text:p>the fuses for power board</text:p>
          </table:table-cell>
          <table:table-cell table:number-columns-repeated="10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317">
            <text:p>317</text:p>
          </table:table-cell>
          <table:table-cell table:formula="of:=([.D22]+[.E22]+[.F22]+[.G22])*[.$C$68]" office:value-type="float" office:value="160">
            <text:p>160</text:p>
          </table:table-cell>
          <table:table-cell table:formula="of:=IF([.I22]&gt;[.H22]; [.I22]-[.H22];0)" office:value-type="float" office:value="0">
            <text:p>0</text:p>
          </table:table-cell>
          <table:table-cell office:value-type="string">
            <text:p>3-Way 1row header </text:p>
          </table:table-cell>
          <table:table-cell office:value-type="string">
            <text:p>Servo headers</text:p>
          </table:table-cell>
          <table:table-cell table:number-columns-repeated="10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86">
            <text:p>86</text:p>
          </table:table-cell>
          <table:table-cell table:formula="of:=([.D23]+[.E23]+[.F23]+[.G23])*[.$C$68]" office:value-type="float" office:value="80">
            <text:p>80</text:p>
          </table:table-cell>
          <table:table-cell table:formula="of:=IF([.I23]&gt;[.H23]; [.I23]-[.H23];0)" office:value-type="float" office:value="0">
            <text:p>0</text:p>
          </table:table-cell>
          <table:table-cell office:value-type="string">
            <text:p>MOSFET P SOT-23</text:p>
          </table:table-cell>
          <table:table-cell office:value-type="string">
            <text:p>P-type mosfets</text:p>
          </table:table-cell>
          <table:table-cell table:number-columns-repeated="10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36502">
            <text:p>636502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2">
            <text:p>22</text:p>
          </table:table-cell>
          <table:table-cell table:formula="of:=([.D24]+[.E24]+[.F24]+[.G24])*[.$C$68]" office:value-type="float" office:value="0">
            <text:p>0</text:p>
          </table:table-cell>
          <table:table-cell table:formula="of:=IF([.I24]&gt;[.H24]; [.I24]-[.H24];0)" office:value-type="float" office:value="0">
            <text:p>0</text:p>
          </table:table-cell>
          <table:table-cell office:value-type="string">
            <text:p>Socket IDC 8Way</text:p>
          </table:table-cell>
          <table:table-cell office:value-type="string">
            <text:p>Slug-&gt;Power board male connector</text:p>
          </table:table-cell>
          <table:table-cell table:number-columns-repeated="10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table:formula="of:=([.D25]+[.E25]+[.F25]+[.G25])*[.$C$68]" office:value-type="float" office:value="60">
            <text:p>60</text:p>
          </table:table-cell>
          <table:table-cell table:formula="of:=IF([.I25]&gt;[.H25]; [.I25]-[.H25];0)" office:value-type="float" office:value="11">
            <text:p>11</text:p>
          </table:table-cell>
          <table:table-cell office:value-type="string">
            <text:p>Crystal 32kHz</text:p>
          </table:table-cell>
          <table:table-cell office:value-type="string">
            <text:p>tiny little cylinders </text:p>
          </table:table-cell>
          <table:table-cell table:number-columns-repeated="10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([.D26]+[.E26]+[.F26]+[.G26])*[.$C$68]" office:value-type="float" office:value="40">
            <text:p>40</text:p>
          </table:table-cell>
          <table:table-cell table:formula="of:=IF([.I26]&gt;[.H26]; [.I26]-[.H26];0)" office:value-type="float" office:value="0">
            <text:p>0</text:p>
          </table:table-cell>
          <table:table-cell office:value-type="string">
            <text:p>Diode Schottky</text:p>
          </table:table-cell>
          <table:table-cell office:value-type="string">
            <text:p>12A Dpak Fat diodes, motor board </text:p>
          </table:table-cell>
          <table:table-cell table:number-columns-repeated="10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429">
            <text:p>429</text:p>
          </table:table-cell>
          <table:table-cell table:formula="of:=([.D27]+[.E27]+[.F27]+[.G27])*[.$C$68]" office:value-type="float" office:value="260">
            <text:p>260</text:p>
          </table:table-cell>
          <table:table-cell table:formula="of:=IF([.I27]&gt;[.H27]; [.I27]-[.H27];0)" office:value-type="float" office:value="0">
            <text:p>0</text:p>
          </table:table-cell>
          <table:table-cell office:value-type="string">
            <text:p>Diode schottky dual </text:p>
          </table:table-cell>
          <table:table-cell office:value-type="string">
            <text:p>small little diodes</text:p>
          </table:table-cell>
          <table:table-cell table:number-columns-repeated="10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971890">
            <text:p>99718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99">
            <text:p>99</text:p>
          </table:table-cell>
          <table:table-cell table:formula="of:=([.D28]+[.E28]+[.F28]+[.G28])*[.$C$68]" office:value-type="float" office:value="0">
            <text:p>0</text:p>
          </table:table-cell>
          <table:table-cell table:formula="of:=IF([.I28]&gt;[.H28]; [.I28]-[.H28];0)" office:value-type="float" office:value="0">
            <text:p>0</text:p>
          </table:table-cell>
          <table:table-cell office:value-type="string">
            <text:p>Crimp terminal female</text:p>
          </table:table-cell>
          <table:table-cell office:value-type="string">
            <text:p>blue plastic coating</text:p>
          </table:table-cell>
          <table:table-cell table:number-columns-repeated="10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92">
            <text:p>392</text:p>
          </table:table-cell>
          <table:table-cell table:formula="of:=([.D29]+[.E29]+[.F29]+[.G29])*[.$C$68]" office:value-type="float" office:value="360">
            <text:p>360</text:p>
          </table:table-cell>
          <table:table-cell table:formula="of:=IF([.I29]&gt;[.H29]; [.I29]-[.H29];0)" office:value-type="float" office:value="0">
            <text:p>0</text:p>
          </table:table-cell>
          <table:table-cell office:value-type="string">
            <text:p>Capacitor 100nF 50V </text:p>
          </table:table-cell>
          <table:table-cell office:value-type="string">
            <text:p>SM capacitors</text:p>
          </table:table-cell>
          <table:table-cell table:number-columns-repeated="10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845321">
            <text:p>9845321</text:p>
          </table:table-cell>
          <table:table-cell office:value-type="string">
            <text:p>Farnell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table:formula="of:=([.D30]+[.E30]+[.F30]+[.G30])*[.$C$68]" office:value-type="float" office:value="300">
            <text:p>300</text:p>
          </table:table-cell>
          <table:table-cell table:formula="of:=IF([.I30]&gt;[.H30]; [.I30]-[.H30];0)" office:value-type="float" office:value="146">
            <text:p>146</text:p>
          </table:table-cell>
          <table:table-cell office:value-type="string">
            <text:p>MOSFET N SMD SOT323</text:p>
          </table:table-cell>
          <table:table-cell office:value-type="string">
            <text:p>unopened bag</text:p>
          </table:table-cell>
          <table:table-cell table:number-columns-repeated="10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31]+[.E31]+[.F31]+[.G31])*[.$C$68]" office:value-type="float" office:value="20">
            <text:p>20</text:p>
          </table:table-cell>
          <table:table-cell table:formula="of:=IF([.I31]&gt;[.H31]; [.I31]-[.H31];0)" office:value-type="float" office:value="0">
            <text:p>0</text:p>
          </table:table-cell>
          <table:table-cell office:value-type="string">
            <text:p>Resistor 0603 2k7</text:p>
          </table:table-cell>
          <table:table-cell office:value-type="string">
            <text:p>little pink bag</text:p>
          </table:table-cell>
          <table:table-cell table:number-columns-repeated="10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table:formula="of:=([.D32]+[.E32]+[.F32]+[.G32])*[.$C$68]" office:value-type="float" office:value="40">
            <text:p>40</text:p>
          </table:table-cell>
          <table:table-cell table:formula="of:=IF([.I32]&gt;[.H32]; [.I32]-[.H32];0)" office:value-type="float" office:value="0">
            <text:p>0</text:p>
          </table:table-cell>
          <table:table-cell office:value-type="string">
            <text:p>Resistor 0603 10KR</text:p>
          </table:table-cell>
          <table:table-cell office:value-type="string">
            <text:p>translucent silver/black bag</text:p>
          </table:table-cell>
          <table:table-cell table:number-columns-repeated="10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table:formula="of:=([.D33]+[.E33]+[.F33]+[.G33])*[.$C$68]" office:value-type="float" office:value="60">
            <text:p>60</text:p>
          </table:table-cell>
          <table:table-cell table:formula="of:=IF([.I33]&gt;[.H33]; [.I33]-[.H33];0)" office:value-type="float" office:value="0">
            <text:p>0</text:p>
          </table:table-cell>
          <table:table-cell office:value-type="string">
            <text:p>Capacitor 0603 470nF 16V</text:p>
          </table:table-cell>
          <table:table-cell office:value-type="string">
            <text:p>translucent </text:p>
          </table:table-cell>
          <table:table-cell table:number-columns-repeated="10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8">
            <text:p>38</text:p>
          </table:table-cell>
          <table:table-cell table:formula="of:=([.D34]+[.E34]+[.F34]+[.G34])*[.$C$68]" office:value-type="float" office:value="20">
            <text:p>20</text:p>
          </table:table-cell>
          <table:table-cell table:formula="of:=IF([.I34]&gt;[.H34]; [.I34]-[.H34];0)" office:value-type="float" office:value="0">
            <text:p>0</text:p>
          </table:table-cell>
          <table:table-cell office:value-type="string">
            <text:p>Capacitor 47uF 16V</text:p>
          </table:table-cell>
          <table:table-cell office:value-type="string">
            <text:p>cylindrical black capacitors</text:p>
          </table:table-cell>
          <table:table-cell table:number-columns-repeated="10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table:formula="of:=([.D35]+[.E35]+[.F35]+[.G35])*[.$C$68]" office:value-type="float" office:value="60">
            <text:p>60</text:p>
          </table:table-cell>
          <table:table-cell table:formula="of:=IF([.I35]&gt;[.H35]; [.I35]-[.H35];0)" office:value-type="float" office:value="33">
            <text:p>33</text:p>
          </table:table-cell>
          <table:table-cell office:value-type="string">
            <text:p>4-way 1row headers</text:p>
          </table:table-cell>
          <table:table-cell office:value-type="string">
            <text:p>programming headers</text:p>
          </table:table-cell>
          <table:table-cell table:number-columns-repeated="10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table:formula="of:=([.D36]+[.E36]+[.F36]+[.G36])*[.$C$68]" office:value-type="float" office:value="20">
            <text:p>20</text:p>
          </table:table-cell>
          <table:table-cell table:formula="of:=IF([.I36]&gt;[.H36]; [.I36]-[.H36];0)" office:value-type="float" office:value="0">
            <text:p>0</text:p>
          </table:table-cell>
          <table:table-cell office:value-type="string">
            <text:p>Diode Zener 3.3V 5% SOD-323</text:p>
          </table:table-cell>
          <table:table-cell office:value-type="string">
            <text:p>diodes</text:p>
          </table:table-cell>
          <table:table-cell table:number-columns-repeated="10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[.D37]+[.E37]+[.F37]+[.G37])*[.$C$68]" office:value-type="float" office:value="140">
            <text:p>140</text:p>
          </table:table-cell>
          <table:table-cell table:formula="of:=IF([.I37]&gt;[.H37]; [.I37]-[.H37];0)" office:value-type="float" office:value="134">
            <text:p>134</text:p>
          </table:table-cell>
          <table:table-cell office:value-type="string">
            <text:p>I2C right angle PCB socket</text:p>
          </table:table-cell>
          <table:table-cell office:value-type="string">
            <text:p>female</text:p>
          </table:table-cell>
          <table:table-cell table:number-columns-repeated="10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([.D38]+[.E38]+[.F38]+[.G38])*[.$C$68]" office:value-type="float" office:value="20">
            <text:p>20</text:p>
          </table:table-cell>
          <table:table-cell table:formula="of:=IF([.I38]&gt;[.H38]; [.I38]-[.H38];0)" office:value-type="float" office:value="0">
            <text:p>0</text:p>
          </table:table-cell>
          <table:table-cell office:value-type="string">
            <text:p>Capacitor 1.0uF 16V</text:p>
          </table:table-cell>
          <table:table-cell office:value-type="string">
            <text:p>black cylindrical caps</text:p>
          </table:table-cell>
          <table:table-cell table:number-columns-repeated="10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([.D39]+[.E39]+[.F39]+[.G39])*[.$C$68]" office:value-type="float" office:value="40">
            <text:p>40</text:p>
          </table:table-cell>
          <table:table-cell table:formula="of:=IF([.I39]&gt;[.H39]; [.I39]-[.H39];0)" office:value-type="float" office:value="16">
            <text:p>16</text:p>
          </table:table-cell>
          <table:table-cell office:value-type="string">
            <text:p>Tacticle Switch SPNO</text:p>
          </table:table-cell>
          <table:table-cell office:value-type="string">
            <text:p>SMD switch for power board</text:p>
          </table:table-cell>
          <table:table-cell table:number-columns-repeated="10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82287">
            <text:p>388228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([.D40]+[.E40]+[.F40]+[.G40])*[.$C$68]" office:value-type="float" office:value="0">
            <text:p>0</text:p>
          </table:table-cell>
          <table:table-cell table:formula="of:=IF([.I40]&gt;[.H40]; [.I40]-[.H40];0)" office:value-type="float" office:value="0">
            <text:p>0</text:p>
          </table:table-cell>
          <table:table-cell office:value-type="string">
            <text:p>PCB green cage clamps screw 3-way</text:p>
          </table:table-cell>
          <table:table-cell office:value-type="string">
            <text:p>check order no. </text:p>
          </table:table-cell>
          <table:table-cell table:number-columns-repeated="10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403140">
            <text:p>9403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formula="of:=([.D41]+[.E41]+[.F41]+[.G41])*[.$C$68]" office:value-type="float" office:value="0">
            <text:p>0</text:p>
          </table:table-cell>
          <table:table-cell table:formula="of:=IF([.I41]&gt;[.H41]; [.I41]-[.H41];0)" office:value-type="float" office:value="0">
            <text:p>0</text:p>
          </table:table-cell>
          <table:table-cell office:value-type="string">
            <text:p>Resistor 2512 2W R004</text:p>
          </table:table-cell>
          <table:table-cell office:value-type="string">
            <text:p>fat resistors, current sense?</text:p>
          </table:table-cell>
          <table:table-cell table:number-columns-repeated="10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42]+[.E42]+[.F42]+[.G42])*[.$C$68]" office:value-type="float" office:value="20">
            <text:p>20</text:p>
          </table:table-cell>
          <table:table-cell table:formula="of:=IF([.I42]&gt;[.H42]; [.I42]-[.H42];0)" office:value-type="float" office:value="0">
            <text:p>0</text:p>
          </table:table-cell>
          <table:table-cell office:value-type="string">
            <text:p>Capacitor 10uF 0805</text:p>
          </table:table-cell>
          <table:table-cell office:value-type="string">
            <text:p>10uF 6.3V</text:p>
          </table:table-cell>
          <table:table-cell office:value-type="string">
            <text:p><text:s/></text:p>
          </table:table-cell>
          <table:table-cell table:number-columns-repeated="101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649422">
            <text:p>1649422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formula="of:=([.D43]+[.E43]+[.F43]+[.G43])*[.$C$68]" office:value-type="float" office:value="60">
            <text:p>60</text:p>
          </table:table-cell>
          <table:table-cell table:formula="of:=IF([.I43]&gt;[.H43]; [.I43]-[.H43];0)" office:value-type="float" office:value="60">
            <text:p>60</text:p>
          </table:table-cell>
          <table:table-cell office:value-type="string">
            <text:p>MSP430F2254</text:p>
          </table:table-cell>
          <table:table-cell office:value-type="string">
            <text:p>microcontroller</text:p>
          </table:table-cell>
          <table:table-cell table:number-columns-repeated="10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  <table:table-cell table:formula="of:=([.D44]+[.E44]+[.F44]+[.G44])*[.$C$68]" office:value-type="float" office:value="40">
            <text:p>40</text:p>
          </table:table-cell>
          <table:table-cell table:formula="of:=IF([.I44]&gt;[.H44]; [.I44]-[.H44];0)" office:value-type="float" office:value="36">
            <text:p>36</text:p>
          </table:table-cell>
          <table:table-cell office:value-type="string">
            <text:p>Resistor 0603 47k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office:value-type="float" office:value="0">
            <text:p>0</text:p>
          </table:table-cell>
          <table:table-cell table:formula="of:=([.D45]+[.E45]+[.F45]+[.G45])*[.$C$68]" office:value-type="float" office:value="80">
            <text:p>80</text:p>
          </table:table-cell>
          <table:table-cell table:formula="of:=IF([.I45]&gt;[.H45]; [.I45]-[.H45];0)" office:value-type="float" office:value="80">
            <text:p>80</text:p>
          </table:table-cell>
          <table:table-cell office:value-type="string">
            <text:p>Resistor 0603 220k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6]+[.E46]+[.F46]+[.G46])*[.$C$68]" office:value-type="float" office:value="20">
            <text:p>20</text:p>
          </table:table-cell>
          <table:table-cell table:formula="of:=IF([.I46]&gt;[.H46]; [.I46]-[.H46];0)" office:value-type="float" office:value="20">
            <text:p>20</text:p>
          </table:table-cell>
          <table:table-cell office:value-type="string">
            <text:p>MSP430F169</text:p>
          </table:table-cell>
          <table:table-cell office:value-type="string">
            <text:p>Power Board Microcontroller</text:p>
          </table:table-cell>
          <table:table-cell table:number-columns-repeated="10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office:value-type="string">
            <text:p>Farnell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47]+[.E47]+[.F47]+[.G47])*[.$C$68]" office:value-type="float" office:value="0">
            <text:p>0</text:p>
          </table:table-cell>
          <table:table-cell table:formula="of:=IF([.I47]&gt;[.H47]; [.I47]-[.H47];0)" office:value-type="float" office:value="0">
            <text:p>0</text:p>
          </table:table-cell>
          <table:table-cell office:value-type="string">
            <text:p>Resistor 0603 100R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2" office:value-type="string">
            <text:p>Maxim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8]+[.E48]+[.F48]+[.G48])*[.$C$68]" office:value-type="float" office:value="60">
            <text:p>60</text:p>
          </table:table-cell>
          <table:table-cell table:formula="of:=IF([.I48]&gt;[.H48]; [.I48]-[.H48];0)" office:value-type="float" office:value="60">
            <text:p>60</text:p>
          </table:table-cell>
          <table:table-cell office:value-type="string">
            <text:p>Maxim bidirectional current sense chip</text:p>
          </table:table-cell>
          <table:table-cell table:number-columns-repeated="1013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56">
            <text:p>56</text:p>
          </table:table-cell>
          <table:table-cell table:formula="of:=([.D49]+[.E49]+[.F49]+[.G49])*[.$C$68]" office:value-type="float" office:value="40">
            <text:p>40</text:p>
          </table:table-cell>
          <table:table-cell table:formula="of:=IF([.I49]&gt;[.H49]; [.I49]-[.H49];0)" office:value-type="float" office:value="0">
            <text:p>0</text:p>
          </table:table-cell>
          <table:table-cell office:value-type="string">
            <text:p>Resistor 1206 0.015R 0.5W</text:p>
          </table:table-cell>
          <table:table-cell office:value-type="string">
            <text:p>motor board current sense resistor</text:p>
          </table:table-cell>
          <table:table-cell table:number-columns-repeated="101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table:style-name="ce2" office:value-type="string">
            <text:p>Farnell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table:formula="of:=([.D50]+[.E50]+[.F50]+[.G50])*[.$C$68]" office:value-type="float" office:value="40">
            <text:p>40</text:p>
          </table:table-cell>
          <table:table-cell table:formula="of:=IF([.I50]&gt;[.H50]; [.I50]-[.H50];0)" office:value-type="float" office:value="19">
            <text:p>19</text:p>
          </table:table-cell>
          <table:table-cell office:value-type="string">
            <text:p>74ACT04D Hex Inverter 5V </text:p>
          </table:table-cell>
          <table:table-cell office:value-type="string">
            <text:p>PWM servo buffer</text:p>
          </table:table-cell>
          <table:table-cell table:number-columns-repeated="101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1]+[.E51]+[.F51]+[.G51])*[.$C$68]" office:value-type="float" office:value="40">
            <text:p>40</text:p>
          </table:table-cell>
          <table:table-cell table:formula="of:=IF([.I51]&gt;[.H51]; [.I51]-[.H51];0)" office:value-type="float" office:value="40">
            <text:p>40</text:p>
          </table:table-cell>
          <table:table-cell office:value-type="string">
            <text:p>Vertical Socket 1Row 10Way</text:p>
          </table:table-cell>
          <table:table-cell office:value-type="string">
            <text:p>Connector for xbee, need 2 of these per board</text:p>
          </table:table-cell>
          <table:table-cell table:number-columns-repeated="101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2]+[.E52]+[.F52]+[.G52])*[.$C$68]" office:value-type="float" office:value="20">
            <text:p>20</text:p>
          </table:table-cell>
          <table:table-cell table:formula="of:=IF([.I52]&gt;[.H52]; [.I52]-[.H52];0)" office:value-type="float" office:value="20">
            <text:p>20</text:p>
          </table:table-cell>
          <table:table-cell office:value-type="string">
            <text:p>IDC Header Straight 8Way Female</text:p>
          </table:table-cell>
          <table:table-cell office:value-type="string">
            <text:p>PWR-SLUG umbilical connector, female</text:p>
          </table:table-cell>
          <table:table-cell table:number-columns-repeated="101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([.D53]+[.E53]+[.F53]+[.G53])*[.$C$68]" office:value-type="float" office:value="60">
            <text:p>60</text:p>
          </table:table-cell>
          <table:table-cell table:formula="of:=IF([.I53]&gt;[.H53]; [.I53]-[.H53];0)" office:value-type="float" office:value="60">
            <text:p>60</text:p>
          </table:table-cell>
          <table:table-cell office:value-type="string">
            <text:p>MAX1626 Step-Down controller</text:p>
          </table:table-cell>
          <table:table-cell office:value-type="string">
            <text:p>Switch Mode supply</text:p>
          </table:table-cell>
          <table:table-cell table:number-columns-repeated="101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4]+[.E54]+[.F54]+[.G54])*[.$C$68]" office:value-type="float" office:value="20">
            <text:p>20</text:p>
          </table:table-cell>
          <table:table-cell table:formula="of:=IF([.I54]&gt;[.H54]; [.I54]-[.H54];0)" office:value-type="float" office:value="20">
            <text:p>20</text:p>
          </table:table-cell>
          <table:table-cell office:value-type="string">
            <text:p>IMO SRM 5VDC Relay, SPCO </text:p>
          </table:table-cell>
          <table:table-cell office:value-type="string">
            <text:p>Rated for 12A</text:p>
          </table:table-cell>
          <table:table-cell table:number-columns-repeated="101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5]+[.E55]+[.F55]+[.G55])*[.$C$68]" office:value-type="float" office:value="20">
            <text:p>20</text:p>
          </table:table-cell>
          <table:table-cell table:formula="of:=IF([.I55]&gt;[.H55]; [.I55]-[.H55];0)" office:value-type="float" office:value="20">
            <text:p>20</text:p>
          </table:table-cell>
          <table:table-cell office:value-type="string">
            <text:p>SROBO I2C Programming connector</text:p>
          </table:table-cell>
          <table:table-cell office:value-type="string">
            <text:p>Prototype only</text:p>
          </table:table-cell>
          <table:table-cell table:number-columns-repeated="101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6]+[.E56]+[.F56]+[.G56])*[.$C$68]" office:value-type="float" office:value="20">
            <text:p>20</text:p>
          </table:table-cell>
          <table:table-cell table:formula="of:=IF([.I56]&gt;[.H56]; [.I56]-[.H56];0)" office:value-type="float" office:value="20">
            <text:p>20</text:p>
          </table:table-cell>
          <table:table-cell office:value-type="string">
            <text:p>Switch DIL 4WAY RED</text:p>
          </table:table-cell>
          <table:table-cell office:value-type="string">
            <text:p>Power board dip switch</text:p>
          </table:table-cell>
          <table:table-cell table:number-columns-repeated="101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office:value-type="string">
            <text:p>Farnell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([.D57]+[.E57]+[.F57]+[.G57])*[.$C$68]" office:value-type="float" office:value="0">
            <text:p>0</text:p>
          </table:table-cell>
          <table:table-cell table:formula="of:=IF([.I57]&gt;[.H57]; [.I57]-[.H57];0)" office:value-type="float" office:value="0">
            <text:p>0</text:p>
          </table:table-cell>
          <table:table-cell office:value-type="string">
            <text:p>Resistor 0603 330R</text:p>
          </table:table-cell>
          <table:table-cell table:number-columns-repeated="101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8]+[.E58]+[.F58]+[.G58])*[.$C$68]" office:value-type="float" office:value="40">
            <text:p>40</text:p>
          </table:table-cell>
          <table:table-cell table:formula="of:=IF([.I58]&gt;[.H58]; [.I58]-[.H58];0)" office:value-type="float" office:value="40">
            <text:p>40</text:p>
          </table:table-cell>
          <table:table-cell office:value-type="string">
            <text:p>Resistor 0603 3K3 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882275">
            <text:p>3882275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([.D59]+[.E59]+[.F59]+[.G59])*[.$C$68]" office:value-type="float" office:value="0">
            <text:p>0</text:p>
          </table:table-cell>
          <table:table-cell table:formula="of:=IF([.I59]&gt;[.H59]; [.I59]-[.H59];0)" office:value-type="float" office:value="0">
            <text:p>0</text:p>
          </table:table-cell>
          <table:table-cell office:value-type="string">
            <text:p>Terminal Block, Plug-In, 2-Way, Male</text:p>
          </table:table-cell>
          <table:table-cell office:value-type="string">
            <text:p>green srobo connector</text:p>
          </table:table-cell>
          <table:table-cell table:number-columns-repeated="101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([.D60]+[.E60]+[.F60]+[.G60])*[.$C$68]" office:value-type="float" office:value="80">
            <text:p>80</text:p>
          </table:table-cell>
          <table:table-cell table:formula="of:=IF([.I60]&gt;[.H60]; [.I60]-[.H60];0)" office:value-type="float" office:value="47">
            <text:p>47</text:p>
          </table:table-cell>
          <table:table-cell office:value-type="string">
            <text:p>MOSFET P SOT-23</text:p>
          </table:table-cell>
          <table:table-cell office:value-type="string">
            <text:p>Jointio – can this be changed to 9525297 ??</text:p>
          </table:table-cell>
          <table:table-cell table:number-columns-repeated="101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office:value-type="string">
            <text:p>Farnel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61]+[.E61]+[.F61]+[.G61])*[.$C$68]" office:value-type="float" office:value="80">
            <text:p>80</text:p>
          </table:table-cell>
          <table:table-cell table:formula="of:=IF([.I61]&gt;[.H61]; [.I61]-[.H61];0)" office:value-type="float" office:value="80">
            <text:p>80</text:p>
          </table:table-cell>
          <table:table-cell office:value-type="string">
            <text:p>MOSFET N D-PAK FDD8586 </text:p>
          </table:table-cell>
          <table:table-cell office:value-type="string">
            <text:p>motor board fet</text:p>
          </table:table-cell>
          <table:table-cell table:number-columns-repeated="101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([.D62]+[.E62]+[.F62]+[.G62])*[.$C$68]" office:value-type="float" office:value="20">
            <text:p>20</text:p>
          </table:table-cell>
          <table:table-cell table:formula="of:=IF([.I62]&gt;[.H62]; [.I62]-[.H62];0)" office:value-type="float" office:value="15">
            <text:p>15</text:p>
          </table:table-cell>
          <table:table-cell office:value-type="string">
            <text:p>Resistor 0603 30k 0.063W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40891">
            <text:p>1640891</text:p>
          </table:table-cell>
          <table:table-cell table:style-name="ce2" office:value-type="string">
            <text:p>Farnell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63]+[.E63]+[.F63]+[.G63])*[.$C$68]" office:value-type="float" office:value="20">
            <text:p>20</text:p>
          </table:table-cell>
          <table:table-cell table:formula="of:=IF([.I63]&gt;[.H63]; [.I63]-[.H63];0)" office:value-type="float" office:value="20">
            <text:p>20</text:p>
          </table:table-cell>
          <table:table-cell office:value-type="string">
            <text:p>8MHz Crystal Oscillator SM49 </text:p>
          </table:table-cell>
          <table:table-cell office:value-type="string">
            <text:p>power board oscillator</text:p>
          </table:table-cell>
          <table:table-cell table:number-columns-repeated="101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233288">
            <text:p>9233288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([.D64]+[.E64]+[.F64]+[.G64])*[.$C$68]" office:value-type="float" office:value="40">
            <text:p>40</text:p>
          </table:table-cell>
          <table:table-cell table:formula="of:=IF([.I64]&gt;[.H64]; [.I64]-[.H64];0)" office:value-type="float" office:value="40">
            <text:p>40</text:p>
          </table:table-cell>
          <table:table-cell office:value-type="string">
            <text:p>180 Ohm 0603 5% 0.1W Resistor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table:style-name="Default" office:value-type="string">
            <text:p>9233342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([.D65]+[.E65]+[.F65]+[.G65])*[.$C$68]" office:value-type="float" office:value="20">
            <text:p>20</text:p>
          </table:table-cell>
          <table:table-cell table:formula="of:=IF([.I65]&gt;[.H65]; [.I65]-[.H65];0)" office:value-type="float" office:value="20">
            <text:p>20</text:p>
          </table:table-cell>
          <table:table-cell table:number-columns-repeated="1014"/>
        </table:table-row>
        <table:table-row table:style-name="ro3">
          <table:table-cell office:value-type="float" office:value="68">
            <text:p>68</text:p>
          </table:table-cell>
          <table:table-cell table:style-name="ce4" office:value-type="float" office:value="1292479">
            <text:p>129247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66]+[.E66]+[.F66]+[.G66])*[.$C$68]" office:value-type="float" office:value="20">
            <text:p>20</text:p>
          </table:table-cell>
          <table:table-cell table:formula="of:=IF([.I66]&gt;[.H66]; [.I66]-[.H66];0)" office:value-type="float" office:value="20">
            <text:p>20</text:p>
          </table:table-cell>
          <table:table-cell office:value-type="string">
            <text:p>35mOhm Current Sense Resistor</text:p>
          </table:table-cell>
          <table:table-cell table:number-columns-repeated="1013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99027">
            <text:p>1099027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([.D67]+[.E67]+[.F67]+[.G67])*[.$C$68]" office:value-type="float" office:value="20">
            <text:p>20</text:p>
          </table:table-cell>
          <table:table-cell table:formula="of:=IF([.I67]&gt;[.H67]; [.I67]-[.H67];0)" office:value-type="float" office:value="20">
            <text:p>20</text:p>
          </table:table-cell>
          <table:table-cell office:value-type="string">
            <text:p>IDC 16pin Socket (with wings)</text:p>
          </table:table-cell>
          <table:table-cell table:number-columns-repeated="1013"/>
        </table:table-row>
        <table:table-row table:style-name="ro2">
          <table:table-cell office:value-type="string">
            <text:p>Number of Boards: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string">
            <text:p>miscellaneous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9337490">
            <text:p>93374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77">
            <text:p>77</text:p>
          </table:table-cell>
          <table:table-cell table:number-columns-repeated="2"/>
          <table:table-cell office:value-type="string">
            <text:p>Resistor 1206 560R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6583">
            <text:p>933658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38">
            <text:p>38</text:p>
          </table:table-cell>
          <table:table-cell table:number-columns-repeated="2"/>
          <table:table-cell office:value-type="string">
            <text:p>Resistor 120647k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7008">
            <text:p>933700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01">
            <text:p>101</text:p>
          </table:table-cell>
          <table:table-cell table:number-columns-repeated="2"/>
          <table:table-cell office:value-type="string">
            <text:p>Resistor 1206 1k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8154">
            <text:p>124815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7-Header 7 Way 1 Row straight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8140">
            <text:p>1248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2-Header 2-Way 1 Row straight 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215588">
            <text:p>421558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2"/>
          <table:table-cell office:value-type="string">
            <text:p>Short Spade male connector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215590">
            <text:p>4215590</text:p>
          </table:table-cell>
          <table:table-cell office:value-type="string">
            <text:p>Farnell</text:p>
          </table:table-cell>
          <table:table-cell table:number-columns-repeated="4"/>
          <table:table-cell office:value-type="string">
            <text:p>~100</text:p>
          </table:table-cell>
          <table:table-cell table:number-columns-repeated="2"/>
          <table:table-cell office:value-type="string">
            <text:p>long spade male connector 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Capacitor 63V 1uF Cylindrical Electrolytic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95673">
            <text:p>109567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number-columns-repeated="2"/>
          <table:table-cell office:value-type="string">
            <text:p>MOSFET N SOT-2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1247">
            <text:p>933124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4k7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30k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122534">
            <text:p>612253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office:value-type="string">
            <text:p>Resistor 0603 2k7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938220">
            <text:p>393822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RJ22 Plug Flat 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E05302</text:p>
          </table:table-cell>
          <table:table-cell office:value-type="string">
            <text:p>?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2"/>
          <table:table-cell office:value-type="string">
            <text:p>RJ11 Connectors</text:p>
          </table:table-cell>
          <table:table-cell table:number-columns-repeated="1013"/>
        </table:table-row>
        <table:table-row table:style-name="ro2" table:number-rows-repeated="654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er" table:style-name="ta1" table:print="false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13" table:number-columns-repeated="1015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13">
            <text:p>13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,R2,R3,R18, R9,R10,R11,R29,R13,R17,R19,R20,R31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4,R5,R6,R7,R8, R12, R14,R15,R22,R27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pwr</text:p>
          </table:table-cell>
          <table:table-cell office:value-type="string">
            <text:p>U$4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CAMCON2W</text:p>
          </table:table-cell>
          <table:table-cell office:value-type="string">
            <text:p>pwr</text:p>
          </table:table-cell>
          <table:table-cell office:value-type="string">
            <text:p>U$5,U$6,U$7,U$8,U$11,USBPOWER,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pwr</text:p>
          </table:table-cell>
          <table:table-cell office:value-type="string">
            <text:p>Q1,Q2,Q3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table:style-name="Default"/>
          <table:table-cell office:value-type="string">
            <text:p>LEDCHIP-LED0603</text:p>
          </table:table-cell>
          <table:table-cell office:value-type="string">
            <text:p>pwr</text:p>
          </table:table-cell>
          <table:table-cell office:value-type="string">
            <text:p>LED1,LED2,LED8,LED9,LED10,LED11,LED12,LED13,LED14,LED15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pwr</text:p>
          </table:table-cell>
          <table:table-cell office:value-type="string">
            <text:p>R25,R26,R30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DIODE-SMC</text:p>
          </table:table-cell>
          <table:table-cell office:value-type="string">
            <text:p>pwr</text:p>
          </table:table-cell>
          <table:table-cell office:value-type="string">
            <text:p>D5,D6,D7</text:p>
          </table:table-cell>
          <table:table-cell table:number-columns-repeated="101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3,C7,C8</text:p>
          </table:table-cell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charger in</text:p>
          </table:table-cell>
          <table:table-cell office:value-type="string">
            <text:p>SCD-014A</text:p>
          </table:table-cell>
          <table:table-cell office:value-type="string">
            <text:p>pwr</text:p>
          </table:table-cell>
          <table:table-cell office:value-type="string">
            <text:p>CON-CHGIN</text:p>
          </table:table-cell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1,C2,C6</text:p>
          </table:table-cell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9INDUCTOR</text:p>
          </table:table-cell>
          <table:table-cell office:value-type="string">
            <text:p>pw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SH22,5</text:p>
          </table:table-cell>
          <table:table-cell office:value-type="string">
            <text:p>pwr</text:p>
          </table:table-cell>
          <table:table-cell office:value-type="string">
            <text:p>F1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pwr</text:p>
          </table:table-cell>
          <table:table-cell office:value-type="string">
            <text:p>D4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5,C10,C12,C17,C18,C22, C19</text:p>
          </table:table-cell>
          <table:table-cell table:number-columns-repeated="1016"/>
        </table:table-row>
        <table:table-row table:style-name="ro3">
          <table:table-cell office:value-type="float" office:value="30">
            <text:p>30</text:p>
          </table:table-cell>
          <table:table-cell table:style-name="ce4" office:value-type="float" office:value="9845321">
            <text:p>984532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2N7002</text:p>
          </table:table-cell>
          <table:table-cell office:value-type="string">
            <text:p>pwr</text:p>
          </table:table-cell>
          <table:table-cell office:value-type="string">
            <text:p>Q4,Q5,Q6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4</text:p>
          </table:table-cell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3,R32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4,C9,C16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MODULE_CON</text:p>
          </table:table-cell>
          <table:table-cell office:value-type="string">
            <text:p>pwr</text:p>
          </table:table-cell>
          <table:table-cell office:value-type="string">
            <text:p>CON1,CON2,CON3,CON4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r</text:p>
          </table:table-cell>
          <table:table-cell office:value-type="string">
            <text:p>U$10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r</text:p>
          </table:table-cell>
          <table:table-cell office:value-type="string">
            <text:p>C11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table:style-name="Default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169</text:p>
          </table:table-cell>
          <table:table-cell office:value-type="string">
            <text:p>pwr</text:p>
          </table:table-cell>
          <table:table-cell office:value-type="string">
            <text:p>U$9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X4069</text:p>
          </table:table-cell>
          <table:table-cell office:value-type="string">
            <text:p>pwr</text:p>
          </table:table-cell>
          <table:table-cell office:value-type="string">
            <text:p>IC5</text:p>
          </table:table-cell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XBEE</text:p>
          </table:table-cell>
          <table:table-cell office:value-type="string">
            <text:p>pwr</text:p>
          </table:table-cell>
          <table:table-cell office:value-type="string">
            <text:p>XB3</text:p>
          </table:table-cell>
          <table:table-cell table:number-columns-repeated="1016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PINHD-1X7</text:p>
          </table:table-cell>
          <table:table-cell office:value-type="string">
            <text:p>pwr</text:p>
          </table:table-cell>
          <table:table-cell office:value-type="string">
            <text:p>CON-SLUG</text:p>
          </table:table-cell>
          <table:table-cell table:number-columns-repeated="101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table:style-name="Default" office:value-type="string">
            <text:p>Digikey-u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MAX1626ESA+</text:p>
          </table:table-cell>
          <table:table-cell office:value-type="string">
            <text:p>pwr</text:p>
          </table:table-cell>
          <table:table-cell office:value-type="string">
            <text:p>IC2,IC3,IC4</text:p>
          </table:table-cell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RM-1C-SL-5VDCRELAY</text:p>
          </table:table-cell>
          <table:table-cell office:value-type="string">
            <text:p>pwr</text:p>
          </table:table-cell>
          <table:table-cell office:value-type="string">
            <text:p>RL1</text:p>
          </table:table-cell>
          <table:table-cell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MT2X7</text:p>
          </table:table-cell>
          <table:table-cell office:value-type="string">
            <text:p>pwr</text:p>
          </table:table-cell>
          <table:table-cell office:value-type="string">
            <text:p>U$24</text:p>
          </table:table-cell>
          <table:table-cell table:number-columns-repeated="1016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DP04</text:p>
          </table:table-cell>
          <table:table-cell office:value-type="string">
            <text:p>pwr</text:p>
          </table:table-cell>
          <table:table-cell office:value-type="string">
            <text:p>S1</text:p>
          </table:table-cell>
          <table:table-cell table:number-columns-repeated="1016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k3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3,R34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330984">
            <text:p>9330984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6</text:p>
          </table:table-cell>
          <table:table-cell table:number-columns-repeated="1016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40891">
            <text:p>1640891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 office:value-type="string">
            <text:p>na!</text:p>
          </table:table-cell>
          <table:table-cell office:value-type="string">
            <text:p>CRYSTALSM49</text:p>
          </table:table-cell>
          <table:table-cell office:value-type="string">
            <text:p>pwr</text:p>
          </table:table-cell>
          <table:table-cell office:value-type="string">
            <text:p>Q8</text:p>
          </table:table-cell>
          <table:table-cell table:number-columns-repeated="1016"/>
        </table:table-row>
        <table:table-row table:style-name="ro3">
          <table:table-cell office:value-type="float" office:value="68">
            <text:p>68</text:p>
          </table:table-cell>
          <table:table-cell table:style-name="ce4" office:value-type="float" office:value="1292479">
            <text:p>1292479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 office:value-type="string">
            <text:p>35mOhm</text:p>
          </table:table-cell>
          <table:table-cell table:number-columns-repeated="2"/>
          <table:table-cell office:value-type="string">
            <text:p>R28</text:p>
          </table:table-cell>
          <table:table-cell table:number-columns-repeated="1016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table:style-name="Default" office:value-type="string">
            <text:p>na!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15,C20,C21,C23,C2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!</text:p>
          </table:table-cell>
          <table:table-cell office:value-type="string">
            <text:p>PINHD-1X3</text:p>
          </table:table-cell>
          <table:table-cell/>
          <table:table-cell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float" office:value="2">
            <text:p>2</text:p>
          </table:table-cell>
          <table:table-cell table:style-name="Default" office:value-type="string">
            <text:p>na!</text:p>
          </table:table-cell>
          <table:table-cell office:value-type="string">
            <text:p>CRYSTALTC26H</text:p>
          </table:table-cell>
          <table:table-cell office:value-type="string">
            <text:p>pwr</text:p>
          </table:table-cell>
          <table:table-cell office:value-type="string">
            <text:p>Q9, Q7</text:p>
          </table:table-cell>
          <table:table-cell table:number-columns-repeated="1016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!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1</text:p>
          </table:table-cell>
          <table:table-cell table:number-columns-repeated="1016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BODGEPLATE1</text:p>
          </table:table-cell>
          <table:table-cell office:value-type="string">
            <text:p>pwr</text:p>
          </table:table-cell>
          <table:table-cell office:value-type="string">
            <text:p>U$13,U$14,U$16,U$17,U$18,U$27,U$28,U$29,U$30,U$31,U$32,U$37,U$38,U$39,U$40</text:p>
          </table:table-cell>
          <table:table-cell table:number-columns-repeated="1016"/>
        </table:table-row>
        <table:table-row table:style-name="ro2" table:number-rows-repeated="65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wm" table:style-name="ta1" table:print="false">
        <office:forms form:automatic-focus="false" form:apply-design-mode="false"/>
        <table:table-column table:style-name="co14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7" table:default-cell-style-name="ce2"/>
        <table:table-column table:style-name="co27" table:default-cell-style-name="ce2"/>
        <table:table-column table:style-name="co28" table:number-columns-repeated="4" table:default-cell-style-name="ce2"/>
        <table:table-column table:style-name="co29" table:number-columns-repeated="4" table:default-cell-style-name="ce2"/>
        <table:table-column table:style-name="co30" table:number-columns-repeated="10" table:default-cell-style-name="ce2"/>
        <table:table-column table:style-name="co29" table:default-cell-style-name="ce2"/>
        <table:table-column table:style-name="co13" table:number-columns-repeated="997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14">
            <text:p>14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,R9,R12,R14,R15,R16,R17,R21,R22,R23,R24,R25,R26, R2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3,R4,R5,R6,R7,R8,R10,R11,R1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AMCON2W</text:p>
          </table:table-cell>
          <table:table-cell office:value-type="string">
            <text:p>pwm</text:p>
          </table:table-cell>
          <table:table-cell office:value-type="string">
            <text:p>U$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DCHIP-LED0603</text:p>
          </table:table-cell>
          <table:table-cell office:value-type="string">
            <text:p>pwm</text:p>
          </table:table-cell>
          <table:table-cell office:value-type="string">
            <text:p>LED2,LED4,LED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m</text:p>
          </table:table-cell>
          <table:table-cell office:value-type="string">
            <text:p>C3,C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table:style-name="Default" office:value-type="string">
            <text:p>Farnel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INHD-1X3</text:p>
          </table:table-cell>
          <table:table-cell office:value-type="string">
            <text:p>pwm</text:p>
          </table:table-cell>
          <table:table-cell office:value-type="string">
            <text:p>JP1,JP2,JP3,JP4,JP5,JP6,JP7,JP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YSTALC26V</text:p>
          </table:table-cell>
          <table:table-cell office:value-type="string">
            <text:p>pwm</text:p>
          </table:table-cell>
          <table:table-cell office:value-type="string">
            <text:p>Q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T754S</text:p>
          </table:table-cell>
          <table:table-cell office:value-type="string">
            <text:p>pwm</text:p>
          </table:table-cell>
          <table:table-cell office:value-type="string">
            <text:p>D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pwm</text:p>
          </table:table-cell>
          <table:table-cell office:value-type="string">
            <text:p>C1,C2, C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pwm</text:p>
          </table:table-cell>
          <table:table-cell office:value-type="string">
            <text:p>JP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pwm</text:p>
          </table:table-cell>
          <table:table-cell office:value-type="string">
            <text:p>D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pwm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m</text:p>
          </table:table-cell>
          <table:table-cell office:value-type="string">
            <text:p>U$3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Default" office:value-type="string">
            <text:p>MSP430F2254IDA</text:p>
          </table:table-cell>
          <table:table-cell table:style-name="Default" office:value-type="string">
            <text:p>Texas Instruments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pwm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74ACT04D</text:p>
          </table:table-cell>
          <table:table-cell office:value-type="string">
            <text:p>pwm</text:p>
          </table:table-cell>
          <table:table-cell office:value-type="string">
            <text:p>IC2, IC3</text:p>
          </table:table-cell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Default" office:value-type="string">
            <text:p>92333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2</text:p>
          </table:table-cell>
          <table:table-cell table:number-columns-repeated="1016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99027">
            <text:p>109902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L163M</text:p>
          </table:table-cell>
          <table:table-cell office:value-type="string">
            <text:p>pwm</text:p>
          </table:table-cell>
          <table:table-cell office:value-type="string">
            <text:p>SV2</text:p>
          </table:table-cell>
          <table:table-cell table:number-columns-repeated="1016"/>
        </table:table-row>
        <table:table-row table:style-name="ro2">
          <table:table-cell office:value-type="string">
            <text:p>#na</text:p>
          </table:table-cell>
          <table:table-cell office:value-type="string">
            <text:p>#na</text:p>
          </table:table-cell>
          <table:table-cell office:value-type="string">
            <text:p>#na</text:p>
          </table:table-cell>
          <table:table-cell office:value-type="float" office:value="1">
            <text:p>1</text:p>
          </table:table-cell>
          <table:table-cell office:value-type="string">
            <text:p>#na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8</text:p>
          </table:table-cell>
          <table:table-cell table:number-columns-repeated="1016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intio" table:style-name="ta1" table:print="false">
        <office:forms form:automatic-focus="false" form:apply-design-mode="false"/>
        <table:table-column table:style-name="co14" table:default-cell-style-name="ce2"/>
        <table:table-column table:style-name="co31" table:default-cell-style-name="ce2"/>
        <table:table-column table:style-name="co23" table:default-cell-style-name="ce2"/>
        <table:table-column table:style-name="co24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7" table:default-cell-style-name="Default"/>
        <table:table-column table:style-name="co33" table:default-cell-style-name="Default"/>
        <table:table-column table:style-name="co28" table:number-columns-repeated="4" table:default-cell-style-name="Default"/>
        <table:table-column table:style-name="co29" table:number-columns-repeated="4" table:default-cell-style-name="Default"/>
        <table:table-column table:style-name="co30" table:number-columns-repeated="10" table:default-cell-style-name="Default"/>
        <table:table-column table:style-name="co29" table:default-cell-style-name="Default"/>
        <table:table-column table:style-name="co13" table:number-columns-repeated="997" table:default-cell-style-name="Default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5" office:value-type="string">
            <text:p>Quantity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Device</text:p>
          </table:table-cell>
          <table:table-cell table:style-name="ce5" office:value-type="string">
            <text:p>Board</text:p>
          </table:table-cell>
          <table:table-cell table:style-name="ce5" office:value-type="string">
            <text:p>Parts</text:p>
          </table:table-cell>
          <table:table-cell table:style-name="ce5" table:number-columns-spanned="17" table:number-rows-spanned="1"/>
          <table:covered-table-cell table:number-columns-repeated="16" table:style-name="ce5"/>
          <table:table-cell table:style-name="ce5" table:number-columns-repeated="99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table:style-name="ce2" office:value-type="float" office:value="16">
            <text:p>16</text:p>
          </table:table-cell>
          <table:table-cell table:number-columns-repeated="2" office:value-type="string">
            <text:p>CAGECLAMP</text:p>
          </table:table-cell>
          <table:table-cell office:value-type="string">
            <text:p>jio</text:p>
          </table:table-cell>
          <table:table-cell office:value-type="string">
            <text:p>CON1, CON2, CON3, CON4, CON5, CON6, CON7, CON8, CON9, CON11, CON12, CON13, CON14, CON15, CON16, CON17, CON18, CON19, CON20, CON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table:style-name="ce2" office:value-type="float" office:value="4">
            <text:p>4</text:p>
          </table:table-cell>
          <table:table-cell office:value-type="string">
            <text:p>CAGECLAMP</text:p>
          </table:table-cell>
          <table:table-cell office:value-type="string">
            <text:p>CageClamp End cap</text:p>
          </table:table-cell>
          <table:table-cell office:value-type="string">
            <text:p>jio</text:p>
          </table:table-cell>
          <table:table-cell office:value-type="string">
            <text:p>CON2, CON14, CON1, CON1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20">
            <text:p>2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, R2, R4, R5, R6, R7, R8, R9, R13, R14, R15, R16, R22, R23, R24, R25, R26, R27, R28, R2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4">
            <text:p>14</text:p>
          </table:table-cell>
          <table:table-cell office:value-type="string">
            <text:p>LEDCHIP-LED0603</text:p>
          </table:table-cell>
          <table:table-cell office:value-type="string">
            <text:p>LED1,</text:p>
          </table:table-cell>
          <table:table-cell office:value-type="string">
            <text:p>jio</text:p>
          </table:table-cell>
          <table:table-cell office:value-type="string">
            <text:p>LED1,LED2,LED4, LED5, LED6, LED7, LED8, LED10, LED11, LED12, LED13, LED14, LED15, LED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123</text:p>
          </table:table-cell>
          <table:table-cell office:value-type="string">
            <text:p>jio</text:p>
          </table:table-cell>
          <table:table-cell office:value-type="string">
            <text:p>Q13, Q14, Q15, Q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jio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8">
            <text:p>8</text:p>
          </table:table-cell>
          <table:table-cell office:value-type="string">
            <text:p>BAT754S</text:p>
          </table:table-cell>
          <table:table-cell office:value-type="string">
            <text:p>SOT-23</text:p>
          </table:table-cell>
          <table:table-cell office:value-type="string">
            <text:p>jio</text:p>
          </table:table-cell>
          <table:table-cell table:style-name="ce6" office:value-type="string">
            <text:p>D1, D2, D3, D4, D5, D6, D7, D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jio</text:p>
          </table:table-cell>
          <table:table-cell office:value-type="string">
            <text:p>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jio</text:p>
          </table:table-cell>
          <table:table-cell office:value-type="string">
            <text:p>JP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jio</text:p>
          </table:table-cell>
          <table:table-cell office:value-type="string">
            <text:p>CON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jio</text:p>
          </table:table-cell>
          <table:table-cell office:value-type="string">
            <text:p>C3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Default" office:value-type="string">
            <text:p>MSP430F2254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jio</text:p>
          </table:table-cell>
          <table:table-cell office:value-type="string">
            <text:p>I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7, R19, R20, R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84</text:p>
          </table:table-cell>
          <table:table-cell office:value-type="string">
            <text:p>jio</text:p>
          </table:table-cell>
          <table:table-cell office:value-type="string">
            <text:p>Q9, Q10, Q11, Q1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233288">
            <text:p>923328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3, R18</text:p>
          </table:table-cell>
          <table:table-cell table:number-columns-repeated="1016"/>
        </table:table-row>
        <table:table-row table:style-name="ro2" table:number-rows-repeated="65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tor" table:style-name="ta1" table:print="false">
        <office:forms form:automatic-focus="false" form:apply-design-mode="false"/>
        <table:table-column table:style-name="co14" table:default-cell-style-name="ce2"/>
        <table:table-column table:style-name="co31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34" table:default-cell-style-name="ce2"/>
        <table:table-column table:style-name="co7" table:default-cell-style-name="ce2"/>
        <table:table-column table:style-name="co33" table:default-cell-style-name="ce2"/>
        <table:table-column table:style-name="co28" table:number-columns-repeated="4" table:default-cell-style-name="ce2"/>
        <table:table-column table:style-name="co29" table:number-columns-repeated="4" table:default-cell-style-name="ce2"/>
        <table:table-column table:style-name="co30" table:number-columns-repeated="10" table:default-cell-style-name="ce2"/>
        <table:table-column table:style-name="co29" table:default-cell-style-name="ce2"/>
        <table:table-column table:style-name="co13" table:number-columns-repeated="997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office:value-type="float" office:value="5">
            <text:p>5</text:p>
          </table:table-cell>
          <table:table-cell office:value-type="string">
            <text:p>FB0</text:p>
          </table:table-cell>
          <table:table-cell office:value-type="string">
            <text:p>CAGECLAMP</text:p>
          </table:table-cell>
          <table:table-cell office:value-type="string">
            <text:p>mtr</text:p>
          </table:table-cell>
          <table:table-cell office:value-type="string">
            <text:p>CON2,CON3,CON4,CON7,CON8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office:value-type="float" office:value="3">
            <text:p>3</text:p>
          </table:table-cell>
          <table:table-cell office:value-type="string">
            <text:p>FB2</text:p>
          </table:table-cell>
          <table:table-cell office:value-type="string">
            <text:p>Cage Clamp end</text:p>
          </table:table-cell>
          <table:table-cell office:value-type="string">
            <text:p>mtr</text:p>
          </table:table-cell>
          <table:table-cell office:value-type="string">
            <text:p>CON5, CON6, CON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3,R4,R5,R6,R8,R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28">
            <text:p>28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7, R13, R14, R15, R16, R17, R18, R21, R22, R23, R24, R25, R27, R28, R30,R32,R34, R35, R36,R37,R20,R26,R19,R29,R31,R12,R11,R33. <text:s/>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CAMCON2W</text:p>
          </table:table-cell>
          <table:table-cell office:value-type="string">
            <text:p>mtr</text:p>
          </table:table-cell>
          <table:table-cell office:value-type="string">
            <text:p>U$1,U$2,U$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74153NS</text:p>
          </table:table-cell>
          <table:table-cell office:value-type="string">
            <text:p>mtr</text:p>
          </table:table-cell>
          <table:table-cell office:value-type="string">
            <text:p>IC2,IC3,IC4,IC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DS8435A</text:p>
          </table:table-cell>
          <table:table-cell office:value-type="string">
            <text:p>mtr</text:p>
          </table:table-cell>
          <table:table-cell office:value-type="string">
            <text:p>Q13,Q14,Q15,Q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EDCHIP-LED0603</text:p>
          </table:table-cell>
          <table:table-cell office:value-type="string">
            <text:p>mtr</text:p>
          </table:table-cell>
          <table:table-cell office:value-type="string">
            <text:p>LED1,LED2,LED3,LED4,LED5,LED6,LED10,LED11,LED12,LED13,LED1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mtr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mtr</text:p>
          </table:table-cell>
          <table:table-cell office:value-type="string">
            <text:p>D5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T754S</text:p>
          </table:table-cell>
          <table:table-cell office:value-type="string">
            <text:p>mtr</text:p>
          </table:table-cell>
          <table:table-cell office:value-type="string">
            <text:p>D1,D2,D3,D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mtr</text:p>
          </table:table-cell>
          <table:table-cell office:value-type="string">
            <text:p>C1,C2,C3,C4,C5,C6,C7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30">
            <text:p>30</text:p>
          </table:table-cell>
          <table:table-cell table:style-name="ce4" office:value-type="float" office:value="9845321">
            <text:p>9845321</text:p>
          </table:table-cell>
          <table:table-cell table:style-name="Default" office:value-type="string">
            <text:p>Farnell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2N7002</text:p>
          </table:table-cell>
          <table:table-cell office:value-type="string">
            <text:p>mtr</text:p>
          </table:table-cell>
          <table:table-cell office:value-type="string">
            <text:p>Q1, Q2, Q3, Q4, Q9, Q10, Q11, Q12, Q17, Q18, Q19, Q20 <text:s text:c="3"/>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mtr</text:p>
          </table:table-cell>
          <table:table-cell office:value-type="string">
            <text:p>C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mtr</text:p>
          </table:table-cell>
          <table:table-cell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mtr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7" office:value-type="string">
            <text:p>296-21446-1-ND</text:p>
          </table:table-cell>
          <table:table-cell table:style-name="ce8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mtr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0</text:p>
          </table:table-cell>
          <table:table-cell table:number-columns-repeated="1016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table:style-name="Default" office:value-type="string">
            <text:p>Farnell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Changed to 1k see rob's commit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AX4069</text:p>
          </table:table-cell>
          <table:table-cell office:value-type="string">
            <text:p>mtr</text:p>
          </table:table-cell>
          <table:table-cell office:value-type="string">
            <text:p>IC6,IC7</text:p>
          </table:table-cell>
          <table:table-cell table:number-columns-repeated="1016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tr</text:p>
          </table:table-cell>
          <table:table-cell office:value-type="string">
            <text:p>R1,R2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FDD8882</text:p>
          </table:table-cell>
          <table:table-cell office:value-type="string">
            <text:p>mtr</text:p>
          </table:table-cell>
          <table:table-cell office:value-type="string">
            <text:p>Q5,Q6,Q7,Q8</text:p>
          </table:table-cell>
          <table:table-cell table:number-columns-repeated="1016"/>
        </table:table-row>
        <table:table-row table:style-name="ro2" table:number-rows-repeated="6551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power.A2:power.H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number:currency-style style:name="N127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30">01/30/2009</text:date>, <text:time>18:3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er Cross</meta:initial-creator>
    <meta:creation-date>2008-12-31T15:18:34</meta:creation-date>
    <dc:date>2009-01-30T18:39:48</dc:date>
    <dc:creator>Christopher Cross</dc:creator>
    <meta:editing-duration>PT22H38M48S</meta:editing-duration>
    <meta:editing-cycles>102</meta:editing-cycles>
    <meta:generator>OpenOffice.org/3.0$Linux OpenOffice.org_project/300m9$Build-9358</meta:generator>
    <meta:document-statistic meta:table-count="5" meta:cell-count="1630" meta:object-count="0"/>
    <meta:user-defined meta:name="Info 1"/>
    <meta:user-defined meta:name="Info 2"/>
    <meta:user-defined meta:name="Info 3"/>
    <meta:user-defined meta:name="Info 4"/>
  </office:meta>
</office:document-meta>
</file>